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2" style:family="paragraph" style:parent-style-name="Standard">
      <style:text-properties officeooo:paragraph-rsid="000e9e5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e9e59"/>
    </style:style>
    <style:style style:name="T3" style:family="text">
      <style:text-properties officeooo:rsid="00104a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Gestionale Cinema</text:span></text:p>
      <text:p text:style-name="Standard">Prestigiacomo Giorgio</text:p>
      <text:p text:style-name="Standard">Ippolito Francesco</text:p>
      <text:p text:style-name="Standard"/>
      <text:p text:style-name="Standard">Il sistema in oggetto è indirizzato al supporto gestionale di un cinema. Questo ha come scopo quello di agevolare gli utenti nella scelta e nella prenotazione di proiezioni dei film al cinema.</text:p>
      <text:p text:style-name="Standard">Tale sistema potrà essere utilizzato dagli utenti, dagli amministratori e dai dipendenti.</text:p>
      <text:p text:style-name="Standard"/>
      <text:p text:style-name="Standard">- requisiti funzionali</text:p>
      <text:p text:style-name="Standard"/>
      <text:p text:style-name="Standard">L'utente potrà effettuare le seguenti operazioni:</text:p>
      <text:p text:style-name="Standard"><text:tab/>la registrazione e il login</text:p>
      <text:p text:style-name="Standard"><text:tab/>la prenotazione della proiezione del film:</text:p>
      <text:p text:style-name="Standard"><text:tab/><text:tab/>scegliere posti</text:p>
      <text:p text:style-name="Standard"><text:tab/>visualizzare o modificare le prenotazioni effettuate</text:p>
      <text:p text:style-name="Standard"><text:tab/>visualizzare la capienza delle sale</text:p>
      <text:p text:style-name="Standard"><text:tab/>visualizzare il catalogo delle proiezioni (attuali e future)</text:p>
      <text:p text:style-name="Standard"><text:tab/>gestire il proprio account:</text:p>
      <text:p text:style-name="Standard"><text:tab/><text:tab/>eliminare l'account</text:p>
      <text:p text:style-name="Standard"><text:tab/><text:tab/>modificare le credenziali</text:p>
      <text:p text:style-name="Standard"/>
      <text:p text:style-name="Standard">L'amministratore potrà effettuare le seguenti operazioni:</text:p>
      <text:p text:style-name="Standard"><text:tab/>login</text:p>
      <text:p text:style-name="Standard"><text:tab/>gestire il proprio account</text:p>
      <text:p text:style-name="Standard"><text:tab/>visualizzare e modificare i cataloghi dei film</text:p>
      <text:p text:style-name="Standard"><text:tab/>visualizzare <text:span text:style-name="T2">il ricavato totale di un film in un determinato periodo di tempo</text:span></text:p>
      <text:p text:style-name="P2"><text:tab/><text:span text:style-name="T2">gestire </text:span>i dipendenti: <text:s/>registrare, cancellare,<text:span text:style-name="T2"> promuovere o demansionare i dipendenti</text:span></text:p>
      <text:p text:style-name="Standard"><text:tab/><text:tab/></text:p>
      <text:p text:style-name="Standard">Il dipendente potrà effettuare le seguenti operazioni:</text:p>
      <text:p text:style-name="Standard"><text:tab/>login</text:p>
      <text:p text:style-name="Standard"><text:tab/>visualizzare i prezzi dei biglietti delle proiezioni</text:p>
      <text:p text:style-name="Standard"><text:tab/>visualizzare i posti disponibili</text:p>
      <text:p text:style-name="Standard"><text:tab/>visualizzare l'elenco dei prenotati tramite piattaforma</text:p>
      <text:p text:style-name="Standard"><text:tab/>gestire la vendita di biglietti ad utenti fisici:</text:p>
      <text:p text:style-name="Standard"><text:tab/><text:tab/>selezionare la proiezione</text:p>
      <text:p text:style-name="Standard"><text:tab/><text:tab/>assegnare i posti</text:p>
      <text:p text:style-name="Standard"><text:tab/>validare tramite codice il biglietto elettronico</text:p>
      <text:p text:style-name="Standard"><text:tab/>gestire eventuali errori:</text:p>
      <text:p text:style-name="Standard"><text:tab/><text:tab/>modificare i posti assegnati</text:p>
      <text:p text:style-name="Standard"><text:tab/><text:tab/>annullare i biglietti generati erroneamente</text:p>
      <text:p text:style-name="Standard"><text:tab/><text:span text:style-name="T2">gestire il proprio accoun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requisiti non funzionali:</text:p>
      <text:p text:style-name="P1"><text:tab/>l'utente non potrà effettuare più registrazioni con la medesima email;</text:p>
      <text:p text:style-name="Standard"><text:tab/>l'utente non potrà prenotare un biglietto per la proiezione in una sala piena;</text:p>
      <text:p text:style-name="Standard"><text:tab/>l'utente non potrà eliminare il proprio account se ha una prenotazione attiva;</text:p>
      <text:p text:style-name="Standard"><text:tab/>il dipendente non potrà modificare i posti prenotati dagli utenti;</text:p>
      <text:p text:style-name="Standard"><text:tab/>il dipendente non potrà vendere un biglietto per una proiezione se la sala è piena;</text:p>
      <text:p text:style-name="Standard"><text:tab/>ogni dipendente verrà registrato sulla piattaforma dell'amministratore;</text:p>
      <text:p text:style-name="Standard"><text:tab/><text:span text:style-name="T3">effettuando una </text:span><text:span text:style-name="T2">prenotazione</text:span>, l'utente <text:span text:style-name="T3">riceverà</text:span> un <text:span text:style-name="T3">codice </text:span>da mostrare ai dipendenti per poter <text:tab/>accedere alla proiezione del film scelto;</text:p>
      <text:p text:style-name="Standard"><text:tab/><text:span text:style-name="T3">Solamente un amministratore potrà eliminare dipendenti o altri amministratori.</text:span></text:p>
      <text:p text:style-name="Standard"><text:tab/><text:span text:style-name="T3">Solamente un amministrare potrà cambiare il ruolo di dipendenti o altri amministratori.</text:span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esco </meta:initial-creator>
    <meta:creation-date>2021-11-23T18:18:09.26</meta:creation-date>
    <dc:date>2022-06-30T17:33:56.223316862</dc:date>
    <meta:editing-duration>PT57M15S</meta:editing-duration>
    <meta:editing-cycles>7</meta:editing-cycles>
    <meta:generator>LibreOffice/7.3.4.2$Linux_X86_64 LibreOffice_project/8cb1c265a8f71ce63e37a2ff337b4f2ebc525cbc</meta:generator>
    <meta:document-statistic meta:table-count="0" meta:image-count="0" meta:object-count="0" meta:page-count="2" meta:paragraph-count="47" meta:word-count="313" meta:character-count="2289" meta:non-whitespace-character-count="1969"/>
  </office:meta>
</office:document-meta>
</file>